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helvetica" svg:font-family="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7366" officeooo:paragraph-rsid="001a7366"/>
    </style:style>
    <style:style style:name="P2" style:family="paragraph" style:parent-style-name="Standard">
      <style:text-properties officeooo:paragraph-rsid="001a7366"/>
    </style:style>
    <style:style style:name="T1" style:family="text">
      <style:text-properties officeooo:rsid="001a7366"/>
    </style:style>
    <style:style style:name="T2" style:family="text">
      <style:text-properties fo:font-variant="normal" fo:text-transform="none" fo:color="#666666" style:font-name="helvetica" fo:font-size="11.2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Code HTML pour intégrer l'image à des sites internet/blogs</text:span><text:span text:style-name="T1">: rendez-vous dans le futur :</text:span></text:p>
      <text:p text:style-name="Standard"/>
      <text:p text:style-name="Standard">&lt;a href="https://fontmeme.com/fr/police-retour-vers-le-futur/"&gt;&lt;img src="https://fontmeme.com/permalink/201006/9df7582d7226f4a38920785f78c6be18.png" alt="police-retour-vers-le-futur" border="0"&gt;&lt;/a&gt;</text:p>
      <text:p text:style-name="Standard"/>
      <text:p text:style-name="P1">lien direct vers l’image : rendez-vous dans le futur :</text:p>
      <text:p text:style-name="P1"/>
      <text:p text:style-name="P1"><text:a xlink:type="simple" xlink:href="https://fontmeme.com/permalink/201006/9df7582d7226f4a38920785f78c6be18.png" text:style-name="Internet_20_link" text:visited-style-name="Visited_20_Internet_20_Link">https://fontmeme.com/permalink/201006/9df7582d7226f4a38920785f78c6be18.png</text:a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helvetica" svg:font-family="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13:37:24.598822600</meta:creation-date>
    <dc:date>2020-10-06T13:41:05.345939971</dc:date>
    <meta:editing-duration>PT3M41S</meta:editing-duration>
    <meta:editing-cycles>1</meta:editing-cycles>
    <meta:document-statistic meta:table-count="0" meta:image-count="0" meta:object-count="0" meta:page-count="1" meta:paragraph-count="4" meta:word-count="30" meta:character-count="413" meta:non-whitespace-character-count="387"/>
    <meta:generator>LibreOffice/6.4.5.2$Linux_X86_64 LibreOffice_project/40$Build-2</meta:generator>
  </office:meta>
</office:document-meta>
</file>